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Grande" svg:font-family="'Lucida Grande', 'Lucida Sans Unicode', 'Lucida Sans', Geneva, Verdana, sans-serif"/>
    <style:font-face style:name="Menlo" svg:font-family="Menlo, Monaco, Consolas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1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pl" fo:country="PL" style:language-asian="zxx" style:country-asian="none" style:language-complex="zxx" style:country-complex="none"/>
    </style:style>
    <style:style style:name="P2" style:family="paragraph" style:parent-style-name="Standard">
      <style:text-properties fo:color="#00ae00" style:font-name="Arial" fo:font-size="10pt" fo:language="pl" fo:country="PL" style:font-name-asian="Courier New" style:font-size-asian="10pt" style:language-asian="zxx" style:country-asian="none" style:font-name-complex="Courier New" style:font-size-complex="10pt" style:language-complex="zxx" style:country-complex="none"/>
    </style:style>
    <style:style style:name="P3" style:family="paragraph" style:parent-style-name="Standard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Arial" fo:font-size="14pt" style:font-size-asian="14pt" style:font-size-complex="14pt"/>
    </style:style>
    <style:style style:name="P7" style:family="paragraph" style:parent-style-name="Standard">
      <style:text-properties style:font-name="Arial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text-properties style:use-window-font-color="true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tandard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use-window-font-color="true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Standard"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14" style:family="paragraph" style:parent-style-name="Standard">
      <style:text-properties style:use-window-font-color="true" fo:font-weight="bold" style:font-weight-asian="bold" style:font-weight-complex="bold"/>
    </style:style>
    <style:style style:name="P15" style:family="paragraph" style:parent-style-name="Standard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Arial" fo:font-size="10pt" style:font-size-asian="10pt" style:font-size-complex="10pt"/>
    </style:style>
    <style:style style:name="P18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Arial" fo:font-size="14pt" fo:font-weight="normal" style:font-size-asian="14pt" style:font-weight-asian="normal" style:font-size-complex="14pt" style:font-weight-complex="normal"/>
    </style:style>
    <style:style style:name="P20" style:family="paragraph" style:parent-style-name="Standard">
      <style:text-properties fo:font-variant="normal" fo:text-transform="none" fo:color="#ff950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21" style:family="paragraph" style:parent-style-name="Standard">
      <style:text-properties fo:font-variant="normal" fo:text-transform="none" style:use-window-font-color="true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text-properties fo:color="#00ae00" style:font-name="Arial" fo:font-size="10pt" fo:font-weight="normal" style:font-size-asian="10pt" style:font-weight-asian="normal" style:font-size-complex="10pt" style:font-weight-complex="normal"/>
    </style:style>
    <style:style style:name="P23" style:family="paragraph" style:parent-style-name="Preformatted_20_Text">
      <style:text-properties fo:font-variant="normal" fo:text-transform="none" fo:color="#ff950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left="0cm" fo:margin-right="0cm" fo:margin-top="0cm" fo:margin-bottom="0.026cm" fo:text-indent="0cm" style:auto-text-indent="false" fo:padding="0cm" fo:border="none"/>
    </style:style>
    <style:style style:name="P25" style:family="paragraph" style:parent-style-name="Table_20_Contents">
      <style:paragraph-properties fo:margin-left="0cm" fo:margin-right="0cm" fo:margin-top="0cm" fo:margin-bottom="0.026cm" fo:text-indent="0cm" style:auto-text-indent="false" fo:padding="0cm" fo:border="none"/>
      <style:text-properties style:font-name="Arial" fo:font-size="10pt" style:font-size-asian="10pt" style:font-size-complex="10pt"/>
    </style:style>
    <style:style style:name="P26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</style:style>
    <style:style style:name="P27" style:family="paragraph" style:parent-style-name="Heading_20_5">
      <style:text-properties fo:color="#18171b" style:font-name="Arial" fo:font-size="12pt" style:font-size-asian="12pt" style:font-size-complex="12pt"/>
    </style:style>
    <style:style style:name="P28" style:family="paragraph" style:parent-style-name="Text_20_body">
      <style:text-properties fo:font-variant="normal" fo:text-transform="none" style:use-window-font-color="true" style:font-name="Arial" fo:font-size="10pt" fo:letter-spacing="normal" fo:font-style="normal" fo:font-weight="bold" style:font-size-asian="10pt" style:font-size-complex="10pt"/>
    </style:style>
    <style:style style:name="T1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weight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variant="normal" fo:text-transform="none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9" style:family="text">
      <style:text-properties fo:font-variant="normal" fo:text-transform="none" style:font-name="Arial" fo:font-size="10pt" fo:letter-spacing="normal" fo:font-style="normal" style:font-size-asian="10pt" style:font-size-complex="10pt"/>
    </style:style>
    <style:style style:name="T10" style:family="text">
      <style:text-properties fo:font-variant="normal" fo:text-transform="none" style:font-name="Arial" fo:letter-spacing="normal" fo:font-style="normal"/>
    </style:style>
    <style:style style:name="T11" style:family="text">
      <style:text-properties fo:font-variant="normal" fo:text-transform="none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12" style:family="text">
      <style:text-properties fo:font-variant="normal" fo:text-transform="none" style:font-name="Arial" fo:font-size="10pt" fo:letter-spacing="normal" fo:font-style="normal" style:font-size-asian="10pt" style:font-size-complex="10pt"/>
    </style:style>
    <style:style style:name="T13" style:family="text">
      <style:text-properties fo:font-variant="normal" fo:text-transform="none" fo:letter-spacing="normal" fo:font-style="normal" fo:font-weight="bold"/>
    </style:style>
    <style:style style:name="T14" style:family="text">
      <style:text-properties fo:font-variant="normal" fo:text-transform="none" style:use-window-font-color="true" fo:letter-spacing="normal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style:font-name="Arial"/>
    </style:style>
    <style:style style:name="T17" style:family="text">
      <style:text-properties style:font-name="Arial" fo:font-size="10pt" fo:font-weight="normal" style:font-size-asian="10pt" style:font-weight-asian="normal" style:font-size-complex="1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WAMPSERVER 2.4</text:p>
      <text:p text:style-name="P3"/>
      <text:p text:style-name="P3">1. Pobieramy i instalujemy WAMPSERVER 2.4</text:p>
      <text:p text:style-name="P3"/>
      <text:p text:style-name="P3"><text:tab/>Wampserver2.4-x64.exe</text:p>
      <text:p text:style-name="P3"><text:tab/>Wampserver2.4-x86.exe – dla systemu 32 bit</text:p>
      <text:p text:style-name="P3"/>
      <text:p text:style-name="P3">2. Konfigurujemy server:</text:p>
      <text:p text:style-name="P3"/>
      <text:p text:style-name="P3"><text:tab/>W pliku:</text:p>
      <text:p text:style-name="Standard"><text:span text:style-name="Strong_20_Emphasis"><text:span text:style-name="T2"><text:tab/><text:tab/>C:\wamp\bin\apache\Apache2.4.4\bin\php.ini</text:span></text:span><text:span text:style-name="T2"> </text:span></text:p>
      <text:p text:style-name="P3"><text:tab/>w sekcji <text:span text:style-name="T3">[xdebug] </text:span>dodajemy następujący wpis:</text:p>
      <text:p text:style-name="P4"><text:tab/><text:tab/>xdebug.max_nesting_level = 250</text:p>
      <text:p text:style-name="P3"/>
      <text:p text:style-name="P3"><text:tab/>Odkomentować:</text:p>
      <text:p text:style-name="P3"/>
      <text:p text:style-name="P4"><text:tab/><text:tab/>extension=php_intl.dll</text:p>
      <text:p text:style-name="P10"><text:tab/><text:tab/><text:span text:style-name="T3">extension=php_openssl.dll</text:span></text:p>
      <text:p text:style-name="P3"/>
      <text:p text:style-name="P3"><text:tab/>W pliku:</text:p>
      <text:p text:style-name="P3"><text:tab/><text:tab/>C:/wamp/bin/apache/Apache2.2.17/conf/httpd.conf</text:p>
      <text:p text:style-name="P3"><text:tab/><text:tab/><text:span text:style-name="T3">LoadModule rewrite_module modules/mod_rewrite.so &lt;- odkomentować</text:span></text:p>
      <text:p text:style-name="P3"/>
      <text:p text:style-name="P3">3. Ustawaimy zmienne środowiskowe:</text:p>
      <text:p text:style-name="P3"/>
      <text:p text:style-name="P8">Stary-&gt;Komputer-&gt;Własności-&gt;Zawansowane ustawienia systemu-&gt;Zmienne środowiskowe-&gt;path-&gt;edytuj</text:p>
      <text:p text:style-name="P8"/>
      <text:p text:style-name="P8"><text:tab/>Dla działania php:</text:p>
      <text:p text:style-name="P8"><text:tab/><text:tab/><text:span text:style-name="T3">C:\wamp\bin\php\php5.4.16;</text:span></text:p>
      <text:p text:style-name="P9"><text:tab/><text:tab/>C:\wamp\bin\mysql\mysql5.6.12\bin;</text:p>
      <text:p text:style-name="P8"/>
      <text:p text:style-name="P8">4. Dodajemy na dysku <text:span text:style-name="T3">c:\UnxUtils</text:span> </text:p>
      <text:p text:style-name="P8"/>
      <text:p text:style-name="P8">Download: <text:span text:style-name="T3">http://sourceforge.net/projects/unxutils/</text:span></text:p>
      <text:p text:style-name="P3"/>
      <text:p text:style-name="P8">Ustawiamy zmienne środowiskowe:</text:p>
      <text:p text:style-name="P8">Stary-&gt;Komputer-&gt;Własności-&gt;Zawansowane ustawienia systemu-&gt;Zmienne środowiskowe-&gt;path-&gt;edytuj</text:p>
      <text:p text:style-name="P8"/>
      <text:p text:style-name="P8"><text:tab/>Dodajemy wpisy:</text:p>
      <text:p text:style-name="P8"><text:tab/><text:tab/><text:span text:style-name="T3">C:\UnxUtils\bin;</text:span></text:p>
      <text:p text:style-name="P9"><text:tab/><text:tab/>C:\UnxUtils\usr\local\wbin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GIT</text:p>
      <text:p text:style-name="P5"/>
      <text:p text:style-name="P5">1. Instalacja git</text:p>
      <text:p text:style-name="P5"/>
      <text:p text:style-name="P3"><text:span text:style-name="T7"><text:tab/>Wchodzimy na stronę: </text:span><text:a xlink:type="simple" xlink:href="https://git-scm.com/download/win"><text:span text:style-name="T7">https://git-scm.com/download/win</text:span></text:a><text:span text:style-name="T7"> i pobieramy narzędzie git</text:span></text:p>
      <text:p text:style-name="P5"/>
      <text:p text:style-name="P3"><text:span text:style-name="T7">2. Po zainstalowaniu będziemy mogli opdaplić wiersz poleceń </text:span><text:span text:style-name="T3">GitBash</text:span></text:p>
      <text:p text:style-name="P5"/>
      <text:p text:style-name="P5">3. Sprawdzenie konfiguracji</text:p>
      <text:p text:style-name="P5"/>
      <text:p text:style-name="P5"><text:tab/>git config –list</text:p>
      <text:p text:style-name="P5"/>
      <text:p text:style-name="P5">4. Przeprowadzamy podstawową konfigurację:</text:p>
      <text:p text:style-name="P5"/>
      <text:p text:style-name="P5"><text:tab/>$ git config --global user.name "Your Name Here"</text:p>
      <text:p text:style-name="P5"><text:tab/># Sets the default name for git to use when you commit</text:p>
      <text:p text:style-name="P5"/>
      <text:p text:style-name="P5"><text:tab/>$ git config --global user.email "your_email@youremail.com"</text:p>
      <text:p text:style-name="P5"><text:tab/># Sets the default email for git to use when you commit</text:p>
      <text:p text:style-name="P5"/>
      <text:p text:style-name="P5">np.</text:p>
      <text:p text:style-name="P5"/>
      <text:p text:style-name="P5"><text:tab/>$ git config --global user.name "sidczak-tti"</text:p>
      <text:p text:style-name="P5"><text:tab/>$ git config --global user.email "sidczak@tti.com.pl"</text:p>
      <text:p text:style-name="P5"/>
      <text:p text:style-name="P7">GITHUB:</text:p>
      <text:p text:style-name="P3"/>
      <text:p text:style-name="P3">1. Zakładanie repozytorium:</text:p>
      <text:p text:style-name="P3"/>
      <text:p text:style-name="P3"><text:tab/>Po zalogowaniu na swoje koto git. Wchodzimy na stronę: </text:p>
      <text:p text:style-name="P3"><text:tab/><text:a xlink:type="simple" xlink:href="https://github.com/new">https://github.com/new</text:a> i zakładamy repozytirium: <text:span text:style-name="T3">blog</text:span></text:p>
      <text:p text:style-name="P3"/>
      <text:p text:style-name="P3">2. Ściągamy projekt na nasz komputer:</text:p>
      <text:p text:style-name="P3"><text:tab/><text:span text:style-name="T7">Na dysku </text:span><text:span text:style-name="T3">c:</text:span><text:span text:style-name="T7"> zakładamy katalog </text:span><text:span text:style-name="T3">sf2-git-tutorials</text:span><text:span text:style-name="T7">:</text:span></text:p>
      <text:p text:style-name="P3"/>
      <text:p text:style-name="P4"><text:span text:style-name="T7">3. Uruchamiamy </text:span>GitBash <text:span text:style-name="T7">narzędzie, które zainstalowaliśmy w poprzednim kroku i wchodzimy do katalogu <text:s/></text:span>sf2-git-tutorials.</text:p>
      <text:p text:style-name="P5"/>
      <text:p text:style-name="P5">4. Klonowanie repozytorium, które stworzyliśmy na github:</text:p>
      <text:p text:style-name="P5"/>
      <text:p text:style-name="P5"><text:tab/>$ git clone <text:a xlink:type="simple" xlink:href="https://github.com/sidczak-tti/blog.git">https://github.com/sidczak-tti/blog.gi</text:a>t</text:p>
      <text:p text:style-name="P5">lub</text:p>
      <text:p text:style-name="P5"><text:tab/>$ git clone git@github.com:sidczak-tti/blog.git</text:p>
      <text:p text:style-name="P5"/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SYMFONY</text:p>
      <text:p text:style-name="P5"/>
      <text:p text:style-name="P5">1. Pobranie i instalacja symfony w katalogu <text:span text:style-name="T3">c:\sf2-git-tutorials</text:span>:</text:p>
      <text:p text:style-name="P4"/>
      <text:p text:style-name="P3">http://symfony.com/download?v=Symfony_Standard_Vendors_2.8.0.zip</text:p>
      <text:p text:style-name="P3">http://symfony.com/download?v=Symfony_Standard_Vendors_2.8.0.tgz</text:p>
      <text:p text:style-name="P13"/>
      <text:p text:style-name="P13">lub</text:p>
      <text:h text:style-name="P27" text:outline-level="5"><text:span text:style-name="T13">Installation on Windows</text:span></text:h>
      <text:p text:style-name="P13">1. Odpalamy wiersz poleceń i instalujemy narzędzie do pobrania symfony</text:p>
      <text:p text:style-name="P13"/>
      <text:p text:style-name="P28"><text:span text:style-name="T6"><text:tab/>c:\&gt; php -r "file_put_contents('symfony', file_get_contents('http://symfony.com/installer'));"</text:span> </text:p>
      <text:p text:style-name="P13">2. Zakładanie projektu</text:p>
      <text:p text:style-name="P13"/>
      <text:p text:style-name="P14"><text:span text:style-name="T2"><text:tab/></text:span><text:span text:style-name="T17">$ </text:span><text:span text:style-name="T8">symfony new my_project 2.8</text:span></text:p>
      <text:p text:style-name="P14"><text:span text:style-name="T8"/></text:p>
      <text:p text:style-name="P14"><text:span text:style-name="T8">Wchodzimy do katalogu </text:span><text:span text:style-name="T9">c:\</text:span><text:span text:style-name="T9">sf2-git-tutorials </text:span><text:span text:style-name="T8">i uruchamiamy polecenie:</text:span></text:p>
      <text:p text:style-name="P14"><text:span text:style-name="T8"/></text:p>
      <text:p text:style-name="P14"><text:span text:style-name="T8"><text:tab/></text:span><text:span text:style-name="T8">$ symfony new blog 2.8</text:span></text:p>
      <text:p text:style-name="P14"><text:span text:style-name="T8"/></text:p>
      <text:p text:style-name="P15"><text:span text:style-name="T10">Composer</text:span></text:p>
      <text:p text:style-name="P14"><text:span text:style-name="T8"/></text:p>
      <text:p text:style-name="P14"><text:span text:style-name="T8">Jeśli nie możesz użyć instalatora możesz zinstalować symfony korzystająć z Composer</text:span></text:p>
      <text:p text:style-name="P14"><text:span text:style-name="T8"/></text:p>
      <text:p text:style-name="P20">curl -s https://getcomposer.org/installer | php</text:p>
      <text:p text:style-name="P23"><text:span text:style-name="T9">$ php composer.phar create-project symfony/framework-standard-edition project_name 2.8.0</text:span></text:p>
      <text:p text:style-name="P14"><text:span text:style-name="T8"/></text:p>
      <text:p text:style-name="P14"><text:span text:style-name="T8">np.</text:span></text:p>
      <text:p text:style-name="P14"><text:span text:style-name="T8"/></text:p>
      <text:p text:style-name="P23"><text:span text:style-name="T16">$ php composer.phar create-project symfony/framework-standard-edition blog 2.8.0</text:span></text:p>
      <text:p text:style-name="P21"/>
      <text:p text:style-name="P21"/>
      <text:p text:style-name="P3">3. Do pliku httpd.conf dopisujemy:</text:p>
      <text:p text:style-name="P3"/>
      <text:p text:style-name="P3"><text:tab/>win# C:\wamp\bin\apache\Apache2.4.4\conf\httpd.conf</text:p>
      <text:p text:style-name="P3"><text:tab/>linux# /etc/httpd/conf/httpd.conf</text:p>
      <text:p text:style-name="P3"/>
      <text:p text:style-name="P3">#127.0.0.31 <text:s text:c="5"/>blog.localhost</text:p>
      <text:p text:style-name="P3">NameVirtualHost 127.0.0.31:80</text:p>
      <text:p text:style-name="P3">Listen 127.0.0.31:80</text:p>
      <text:p text:style-name="P3">&lt;VirtualHost 127.0.0.31:80&gt;</text:p>
      <text:p text:style-name="P3"><text:s text:c="2"/>DocumentRoot "C:/sf2-git-tutorials/blog/web"</text:p>
      <text:p text:style-name="P3"><text:s text:c="2"/>DirectoryIndex app.php</text:p>
      <text:p text:style-name="P3"/>
      <text:p text:style-name="P3"><text:s text:c="2"/>#Linux UBUNTU</text:p>
      <text:p text:style-name="P3"><text:s text:c="2"/>#ErrorLog /var/log/apache2/blog-error.log</text:p>
      <text:p text:style-name="P3"><text:s text:c="2"/>#CustomLog /var/log/apache2/blog-access.log combined</text:p>
      <text:p text:style-name="P3"><text:s text:c="4"/></text:p>
      <text:p text:style-name="P3"><text:s text:c="2"/>#Wamp Server</text:p>
      <text:p text:style-name="P3"><text:s text:c="2"/>ErrorLog C:/wamp/logs/blog-error.log</text:p>
      <text:p text:style-name="P3"><text:s text:c="2"/>CustomLog C:/wamp/logs/blog-access.log combined</text:p>
      <text:p text:style-name="P3"/>
      <text:p text:style-name="P3"><text:s text:c="2"/>&lt;Directory "C:/sf2-git-tutorials/blog/web"&gt;</text:p>
      <text:p text:style-name="P3"><text:s text:c="4"/>AllowOverride All</text:p>
      <text:p text:style-name="P3"><text:s text:c="4"/>Allow from All</text:p>
      <text:p text:style-name="P3"><text:s text:c="2"/>&lt;/Directory&gt;</text:p>
      <text:p text:style-name="P3">&lt;/VirtualHost&gt;</text:p>
      <text:p text:style-name="P3"/>
      <text:p text:style-name="P3"/>
      <text:p text:style-name="P3"><text:soft-page-break/>4. Do pliku httpd-vhosts.conf dopisujemy:</text:p>
      <text:p text:style-name="P3"/>
      <text:p text:style-name="P3"><text:tab/>C:\wamp\bin\apache\Apache2.4.4\conf\extra\httpd-vhosts.conf</text:p>
      <text:p text:style-name="P3"/>
      <text:p text:style-name="P3">#127.0.0.31 <text:s text:c="5"/>blog.localhost</text:p>
      <text:p text:style-name="P3">&lt;VirtualHost 127.0.0.31:80&gt;</text:p>
      <text:p text:style-name="P3"><text:s text:c="2"/>ServerName blog.localhost</text:p>
      <text:p text:style-name="P3"><text:s text:c="2"/>DocumentRoot "C:/sf2-git-tutorials/blog/web"</text:p>
      <text:p text:style-name="P3"><text:s text:c="2"/>DirectoryIndex app.php</text:p>
      <text:p text:style-name="P3"><text:s text:c="2"/></text:p>
      <text:p text:style-name="P3"><text:s text:c="2"/>#Linux UBUNTU</text:p>
      <text:p text:style-name="P3"><text:s text:c="2"/>#ErrorLog /var/log/apache2/blog-error.log</text:p>
      <text:p text:style-name="P3"><text:s text:c="2"/>#CustomLog /var/log/apache2/blog-access.log combined</text:p>
      <text:p text:style-name="P3"/>
      <text:p text:style-name="P3"><text:s text:c="2"/>#Wamp Server</text:p>
      <text:p text:style-name="P3"><text:s text:c="2"/>ErrorLog C:/wamp/logs/blog-error.log</text:p>
      <text:p text:style-name="P3"><text:s text:c="2"/>CustomLog C:/wamp/logs/blog-access.log combined</text:p>
      <text:p text:style-name="P3"/>
      <text:p text:style-name="P3"><text:s text:c="2"/>&lt;Directory "C:/sf2-git-tutorials/blog/web"&gt;</text:p>
      <text:p text:style-name="P3"><text:s text:c="4"/>AllowOverride All</text:p>
      <text:p text:style-name="P3"><text:s text:c="4"/>Allow from All</text:p>
      <text:p text:style-name="P3"><text:s text:c="2"/>&lt;/Directory&gt;</text:p>
      <text:p text:style-name="P3">&lt;/VirtualHost&gt;</text:p>
      <text:p text:style-name="P3"/>
      <text:p text:style-name="P3">5. W katalogu C:/wamp/logs tworzymy dwa pliki:</text:p>
      <text:p text:style-name="P3"/>
      <text:p text:style-name="P4"><text:tab/>blog-error.log</text:p>
      <text:p text:style-name="P4"><text:tab/>blog-access.log</text:p>
      <text:p text:style-name="P3"/>
      <text:p text:style-name="P3">6. Ustawiamy host:</text:p>
      <text:p text:style-name="P3"/>
      <text:p text:style-name="P3"><text:tab/>win# C:/Windows/System32/drivers/etc/hosts</text:p>
      <text:p text:style-name="P3"><text:tab/>linux# /etc/hosts</text:p>
      <text:p text:style-name="P3"/>
      <text:p text:style-name="P3"><text:tab/><text:span text:style-name="T3">127.0.0.31 <text:s text:c="5"/>blog.localhost</text:span></text:p>
      <text:p text:style-name="P3"/>
      <text:p text:style-name="P3"><text:tab/>Aby modyfikować "hosts" nalezy otworzyć plik przez edytor zamknąć edytor, a następnie uruchomić go jeszcze raz przez -&gt; Uruchom jako administrator</text:p>
      <text:p text:style-name="P3"><text:tab/>Aby modyfikować "hosts" nalezy włączyć edytor tekstowy poprzez -&gt; Uruchom jako administrator, a następnie przeciągnąć do edytora plik</text:p>
      <text:p text:style-name="P3"/>
      <text:p text:style-name="P4"><text:tab/>win# resetujemy wampserver</text:p>
      <text:p text:style-name="P4"><text:tab/>linux# sudo service httpd restart</text:p>
      <text:p text:style-name="P3"/>
      <text:p text:style-name="P3">7. Wyczyszczenie katalogu</text:p>
      <text:p text:style-name="P3"/>
      <text:p text:style-name="P3">win</text:p>
      <text:p text:style-name="P3">$ rm -rf app/cache/*</text:p>
      <text:p text:style-name="P3">$ rm -rf app/logs/*</text:p>
      <text:p text:style-name="P3"/>
      <text:p text:style-name="P3">linux</text:p>
      <text:p text:style-name="P3">$ sudo chmod +a "www-data allow delete,write,append,file_inherit,directory_inherit" app/cache app/logs</text:p>
      <text:p text:style-name="P3">$ sudo chmod +a "`whoami` allow delete,write,append,file_inherit,directory_inherit" app/cache app/logs</text:p>
      <text:p text:style-name="P3"/>
      <text:p text:style-name="P3">8. Sprawdzenie konfiguracji</text:p>
      <text:p text:style-name="P3"/>
      <text:p text:style-name="P21"><text:tab/><text:a xlink:type="simple" xlink:href="http://blog.localhost/config.php">http://blog.localhost/config.php</text:a></text:p>
      <text:p text:style-name="P21"/>
      <text:p text:style-name="P21"/>
      <text:p text:style-name="P21">9. Uruchomienie strony</text:p>
      <text:p text:style-name="P21"/>
      <text:p text:style-name="P21"><text:tab/><text:a xlink:type="simple" xlink:href="http://blog.localhost/app_dev.php">http://blog.localhost/app_dev.php</text:a></text:p>
      <text:p text:style-name="P21"/>
      <text:p text:style-name="P21"><text:soft-page-break/>10. Ustawienie paramertów połączenia z bazą danych</text:p>
      <text:p text:style-name="P21"/>
      <text:p text:style-name="P5"><text:span text:style-name="T14"><text:tab/>C:\sf2-git-tutorials\blog\app\config\</text:span><text:span text:style-name="Emphasis"><text:span text:style-name="T5">parameters.yml</text:span></text:span></text:p>
      <text:p text:style-name="P5"><text:span text:style-name="Emphasis"><text:span text:style-name="T5"/></text:span></text:p>
      <text:p text:style-name="P5"><text:span text:style-name="Emphasis"><text:span text:style-name="T4"># This file is auto-generated during the composer install</text:span></text:span></text:p>
      <text:p text:style-name="P5"><text:span text:style-name="Emphasis"><text:span text:style-name="T4"><text:line-break/>parameters:<text:line-break/> <text:s text:c="3"/>database_host: 127.0.0.1<text:line-break/> <text:s text:c="3"/>database_port: null<text:line-break/> <text:s text:c="3"/>database_name: </text:span></text:span><text:span text:style-name="Emphasis"><text:span text:style-name="T5">blog</text:span></text:span><text:span text:style-name="Emphasis"><text:span text:style-name="T4"><text:line-break/> <text:s text:c="3"/>database_user: root<text:line-break/> <text:s text:c="3"/>database_password: null<text:line-break/> <text:s text:c="3"/>mailer_transport: smtp<text:line-break/> <text:s text:c="3"/>mailer_host: 127.0.0.1<text:line-break/> <text:s text:c="3"/>mailer_user: null<text:line-break/> <text:s text:c="3"/>mailer_password: null<text:line-break/> <text:s text:c="3"/>secret: ThisTokenIsNotSoSecretChangeIt</text:span></text:span></text:p>
      <text:p text:style-name="P5"><text:span text:style-name="Emphasis"><text:span text:style-name="T4"/></text:span></text:p>
      <text:p text:style-name="P5"><text:span text:style-name="Emphasis"><text:span text:style-name="T4">11. Wysłanie projektu do repozytorium</text:span></text:span></text:p>
      <text:p text:style-name="P4"/>
      <text:p text:style-name="P5"><text:tab/>Wchodzimy do katalogu:</text:p>
      <text:p text:style-name="P5"><text:tab/><text:tab/>C:\sf2-git-tutorials\blog</text:p>
      <text:p text:style-name="P5"/>
      <text:p text:style-name="P5">Natępnie comitujemy projekt i wysyłamy go na serwer:</text:p>
      <text:p text:style-name="P5"/>
      <text:p text:style-name="P22"><text:tab/>git add .</text:p>
      <text:p text:style-name="P22"><text:tab/>git commit -m 'dodanie pliku'</text:p>
      <text:p text:style-name="P22"><text:tab/>$ git push https://github.com/sidczak-tti/blog.git master</text:p>
      <text:p text:style-name="P5"/>
      <text:p text:style-name="P5"><text:tab/>Zostaniemy poproszeni o login i hasło.</text:p>
      <text:p text:style-name="P5"/>
      <text:p text:style-name="P5">12. Aktualizacja projektu:</text:p>
      <text:p text:style-name="P5"/>
      <text:p text:style-name="P22"><text:tab/>git pull #pobranie z serwera najnowszej wersji projektu</text:p>
      <text:p text:style-name="P5"/>
      <text:p text:style-name="P5">Inne przydatne polecenia:</text:p>
      <text:p text:style-name="P5"/>
      <text:p text:style-name="P5"><text:tab/>git config --list - ustawienia git</text:p>
      <text:p text:style-name="P5"/>
      <text:p text:style-name="P5"><text:tab/>git checkout -- plik.txt - cofanie zmian w pliku</text:p>
      <text:p text:style-name="P5"/>
      <text:p text:style-name="P5"><text:tab/>git rm --cached -r mydirectory #usuwanie katalogu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NETBEANS</text:p>
      <text:p text:style-name="P3"/>
      <text:p text:style-name="P3">1. Pobieramy netbeans ze strony wersia <text:span text:style-name="T3">all</text:span>:</text:p>
      <text:p text:style-name="P3"><text:a xlink:type="simple" xlink:href="https://netbeans.org/downloads/"/></text:p>
      <text:p text:style-name="P3"><text:tab/><text:a xlink:type="simple" xlink:href="https://netbeans.org/downloads/">https://netbeans.org/downloads/</text:a></text:p>
      <text:p text:style-name="P3"/>
      <text:p text:style-name="P3">2. Dozbrajanie:</text:p>
      <text:p text:style-name="P3"/>
      <text:p text:style-name="P3"><text:tab/><text:a xlink:type="simple" xlink:href="http://www.oracle.com/technetwork/java/javase/downloads/jdk8-downloads-2133151.html">http://www.oracle.com/technetwork/java/javase/downloads/jdk8-downloads-2133151.html</text:a></text:p>
      <text:p text:style-name="P3"/>
      <text:p text:style-name="P25"><text:tab/>Windows x86 - 181.24 MB – <text:a xlink:type="simple" xlink:href="javascript:%20void(0)" office:name="jdk-8u65-oth-JPRXXXjdk-8u65-windows-i586.exe">jdk-8u65-windows-i586.exe</text:a></text:p>
      <text:p text:style-name="P25"><text:tab/>Windows x64 - 186.57 MB – <text:a xlink:type="simple" xlink:href="javascript:%20void(0)" office:name="jdk-8u65-oth-JPRXXXjdk-8u65-windows-x64.exe">jdk-8u65-windows-x64.exe</text:a></text:p>
      <text:p text:style-name="P25"/>
      <text:p text:style-name="P3">3. Doddanie git repozytorium instrukcja:</text:p>
      <text:p text:style-name="P3"/>
      <text:p text:style-name="P3"><text:tab/>https://netbeans.org/kb/docs/ide/git.html</text:p>
      <text:p text:style-name="P3"/>
      <text:p text:style-name="P3"><text:span text:style-name="T15">Utworzenie nowego projektu w NETBEANS</text:span>:</text:p>
      <text:p text:style-name="P3"/>
      <text:p text:style-name="P3"/>
      <text:p text:style-name="P3">File -&gt; New project</text:p>
      <text:p text:style-name="P3">1. Choose Project</text:p>
      <text:p text:style-name="P3"><text:tab/>Categories: PHP, Projects: PHP Application</text:p>
      <text:p text:style-name="P3"/>
      <text:p text:style-name="P3">2. Name and Location</text:p>
      <text:p text:style-name="P3"/>
      <text:p text:style-name="P3"><text:tab/>Project Name: blog</text:p>
      <text:p text:style-name="P3"><text:tab/>Sources Folder: C:\sf2-git-tutorials\blog</text:p>
      <text:p text:style-name="P3"><text:tab/></text:p>
      <text:p text:style-name="P3">3. Run Configuration</text:p>
      <text:p text:style-name="P3"><text:tab/>Run As: Local Web Site</text:p>
      <text:p text:style-name="P3"><text:tab/>Project URL: http://blog.localhost</text:p>
      <text:p text:style-name="P3"><text:tab/></text:p>
      <text:p text:style-name="P3">4. PHP Frameworks</text:p>
      <text:p text:style-name="P3"><text:tab/>Symfony2 PHP Web Framework</text:p>
      <text:p text:style-name="P3"><text:tab/></text:p>
      <text:p text:style-name="P3">5. Comproser -&gt; Finish</text:p>
      <text:p text:style-name="P3"/>
      <text:p text:style-name="P3">Przycisk Run Project</text:p>
      <text:p text:style-name="P3"><text:tab/>Project URL: http://blog.localhost</text:p>
      <text:p text:style-name="P3"><text:tab/>IndexFile: app_dev.php</text:p>
      <text:p text:style-name="P3"/>
      <text:p text:style-name="P8"/>
      <text:p text:style-name="P8"/>
      <text:p text:style-name="P8"/>
      <text:p text:style-name="P8"/>
      <text:p text:style-name="P8"/>
      <text:p text:style-name="P2"><text:span text:style-name="Emphasis"><text:span text:style-name="T1"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Grande" svg:font-family="'Lucida Grande', 'Lucida Sans Unicode', 'Lucida Sans', Geneva, Verdana, sans-serif"/>
    <style:font-face style:name="Menlo" svg:font-family="Menlo, Monaco, Consolas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1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5" style:display-name="Heading 5" style:family="paragraph" style:parent-style-name="Header" style:next-style-name="Text_20_body" style:default-outline-level="5" style:list-style-name="" style:class="text">
      <style:text-properties style:font-name="Times New Roman" fo:font-size="10pt" fo:font-weight="bold" style:font-name-asian="MS PMincho" style:font-size-asian="10pt" style:font-weight-asian="bold" style:font-name-complex="Tahoma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53M12S</meta:editing-duration>
    <meta:editing-cycles>82</meta:editing-cycles>
    <meta:generator>OpenOffice.org/3.3$Win32 OpenOffice.org_project/330m20$Build-9567</meta:generator>
    <dc:date>2015-12-02T12:30:43.04</dc:date>
    <dc:creator>szymon idczak</dc:creator>
    <meta:document-statistic meta:table-count="0" meta:image-count="0" meta:object-count="0" meta:page-count="6" meta:paragraph-count="178" meta:word-count="689" meta:character-count="6756"/>
    <meta:user-defined meta:name="Info 1"/>
    <meta:user-defined meta:name="Info 2"/>
    <meta:user-defined meta:name="Info 3"/>
    <meta:user-defined meta:name="Info 4"/>
  </office:meta>
</office:document-meta>
</file>